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68cm"/>
    </style:style>
    <style:style style:name="gr2" style:family="graphic" style:parent-style-name="standard">
      <style:graphic-properties draw:stroke="none" svg:stroke-color="#ce181e" draw:fill="none" draw:fill-color="#ffffff" draw:textarea-vertical-align="middle" fo:min-height="1.171cm"/>
    </style:style>
    <style:style style:name="gr3" style:family="graphic" style:parent-style-name="objectwithoutfill">
      <style:graphic-properties svg:stroke-color="#ce181e" draw:marker-end="Arrow" draw:marker-end-width="0.3cm" draw:fill="none" draw:textarea-vertical-align="bottom" fo:padding-top="0.305cm" fo:padding-bottom="0cm"/>
    </style:style>
    <style:style style:name="gr4" style:family="graphic" style:parent-style-name="standard">
      <style:graphic-properties draw:stroke="none" svg:stroke-color="#ce181e" draw:fill="none" draw:fill-color="#ffffff" draw:textarea-vertical-align="middle" fo:min-height="1.13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71cm"/>
    </style:style>
    <style:style style:name="gr6" style:family="graphic" style:parent-style-name="objectwithoutfill">
      <style:graphic-properties svg:stroke-color="#006c3b" draw:marker-end="Arrow" draw:marker-end-width="0.3cm" draw:fill="none" draw:textarea-vertical-align="bottom" fo:padding-top="0.305cm" fo:padding-bottom="0cm"/>
    </style:style>
    <style:style style:name="gr7" style:family="graphic" style:parent-style-name="objectwithoutfill">
      <style:graphic-properties svg:stroke-color="#006c3b" draw:marker-end="Arrow" draw:marker-end-width="0.3cm" draw:fill="none" draw:textarea-vertical-align="bottom" fo:padding-top="0.305cm" fo:padding-bottom="0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138cm"/>
    </style:style>
    <style:style style:name="gr9" style:family="graphic" style:parent-style-name="standard">
      <style:graphic-properties draw:stroke="none" svg:stroke-color="#006c3b" draw:fill="none" draw:fill-color="#ffffff" draw:textarea-vertical-align="middle" fo:min-height="3.319cm"/>
    </style:style>
    <style:style style:name="gr10" style:family="graphic" style:parent-style-name="standard">
      <style:graphic-properties draw:stroke="none" svg:stroke-color="#000000" draw:fill="none" draw:fill-color="#ffffff" fo:min-height="0.603cm"/>
    </style:style>
    <style:style style:name="gr11" style:family="graphic" style:parent-style-name="standard">
      <style:graphic-properties draw:stroke="none" svg:stroke-color="#006c3b" draw:fill="none" draw:fill-color="#ffffff" draw:textarea-vertical-align="middle" fo:min-height="1.171cm"/>
    </style:style>
    <style:style style:name="gr12" style:family="graphic" style:parent-style-name="standard">
      <style:graphic-properties draw:stroke="none" svg:stroke-color="#006c3b" draw:fill="none" draw:fill-color="#ffffff" draw:textarea-vertical-align="middle" fo:min-height="1.138cm"/>
    </style:style>
    <style:style style:name="gr13" style:family="graphic" style:parent-style-name="standard">
      <style:graphic-properties draw:stroke="none" svg:stroke-color="#006c3b" draw:fill="none" draw:fill-color="#ffffff" draw:textarea-vertical-align="middle" fo:min-height="2.371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15" style:family="graphic" style:parent-style-name="standard">
      <style:graphic-properties draw:stroke="none" svg:stroke-color="#000000" draw:fill="none" draw:fill-color="#ffffff" fo:min-height="0.693cm"/>
    </style:style>
    <style:style style:name="gr16" style:family="graphic" style:parent-style-name="standard">
      <style:graphic-properties draw:stroke="none" svg:stroke-color="#ce181e" draw:fill="none" draw:fill-color="#ffffff" draw:textarea-vertical-align="middle" fo:min-height="0.795cm"/>
    </style:style>
    <style:style style:name="gr17" style:family="graphic" style:parent-style-name="standard">
      <style:graphic-properties draw:stroke="none" svg:stroke-color="#ce181e" draw:fill="none" draw:fill-color="#ffffff" draw:textarea-vertical-align="middle" fo:min-height="0.949cm"/>
    </style:style>
    <style:style style:name="gr18" style:family="graphic" style:parent-style-name="standard">
      <style:graphic-properties draw:stroke="none" svg:stroke-color="#006c3b" draw:fill="none" draw:fill-color="#ffffff" draw:textarea-vertical-align="middle" fo:min-height="3.387cm"/>
    </style:style>
    <style:style style:name="gr19" style:family="graphic" style:parent-style-name="standard">
      <style:graphic-properties draw:stroke="none" svg:stroke-color="#006c3b" draw:fill="none" draw:fill-color="#ffffff" draw:textarea-vertical-align="middle" fo:min-height="0.949cm"/>
    </style:style>
    <style:style style:name="gr20" style:family="graphic" style:parent-style-name="standard">
      <style:graphic-properties draw:stroke="none" svg:stroke-color="#000000" draw:fill="none" draw:fill-color="#ffffff" fo:min-height="0.949cm"/>
    </style:style>
    <style:style style:name="gr21" style:family="graphic" style:parent-style-name="standard">
      <style:graphic-properties draw:stroke="none" svg:stroke-color="#ce181e" draw:fill="none" draw:fill-color="#ffffff" draw:textarea-vertical-align="middle" fo:min-height="1.423cm"/>
    </style:style>
    <style:style style:name="gr22" style:family="graphic" style:parent-style-name="standard">
      <style:graphic-properties draw:stroke="none" svg:stroke-color="#000000" draw:fill="none" draw:fill-color="#ffffff" fo:min-height="0.705cm"/>
    </style:style>
    <style:style style:name="gr23" style:family="graphic" style:parent-style-name="objectwithoutfill">
      <style:graphic-properties draw:marker-end="Arrow" draw:marker-end-width="0.3cm" draw:fill="none" draw:textarea-vertical-align="bottom" fo:padding-top="0.305cm" fo:padding-bottom="0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2.371cm"/>
    </style:style>
    <style:style style:name="gr25" style:family="graphic" style:parent-style-name="standard">
      <style:graphic-properties draw:stroke="none" svg:stroke-color="#000000" draw:fill="none" draw:fill-color="#ffffff" fo:min-height="4.441cm"/>
    </style:style>
    <style:style style:name="gr26" style:family="graphic" style:parent-style-name="standard">
      <style:graphic-properties draw:stroke="none" svg:stroke-color="#006c3b" draw:fill="none" draw:fill-color="#ffffff" draw:textarea-vertical-align="middle" fo:min-height="1.423cm"/>
    </style:style>
    <style:style style:name="gr27" style:family="graphic" style:parent-style-name="standard">
      <style:graphic-properties draw:stroke="none" svg:stroke-color="#006c3b" draw:fill="none" draw:fill-color="#ffffff" draw:textarea-vertical-align="middle" fo:min-height="5.215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ce181e"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ce181e"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color="#006c3b" fo:font-size="12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006c3b" fo:font-size="12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 draw:fill-color="#ffffff"/>
      <style:paragraph-properties fo:text-align="start">
        <style:tab-stops/>
      </style:paragraph-properties>
      <style:text-properties fo:color="#006c3b" fo:font-size="12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text-align="start">
        <style:tab-stops/>
      </style:paragraph-properties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color="#ce181e" fo:font-size="12pt" style:font-size-asian="18pt" style:font-size-complex="18pt"/>
    </style:style>
    <style:style style:name="T3" style:family="text">
      <style:text-properties fo:color="#006c3b" fo:font-size="12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743cm" svg:height="0.818cm" svg:x="7.735cm" svg:y="1.006cm">
          <draw:text-box>
            <text:p text:style-name="P1"><text:span text:style-name="T1">Section </text:span><text:span text:style-name="T1">6.01 </text:span><text:span text:style-name="T1">Woodland </text:span><text:span text:style-name="T1">Park </text:span><text:span text:style-name="T1">House</text:span></text:p>
          </draw:text-box>
        </draw:frame>
        <draw:frame draw:style-name="gr2" draw:text-style-name="P3" draw:layer="layout" svg:width="3.171cm" svg:height="1.421cm" svg:x="3.882cm" svg:y="1.755cm">
          <draw:text-box>
            <text:p text:style-name="P1"><text:span text:style-name="T2">Rayna</text:span></text:p>
          </draw:text-box>
        </draw:frame>
        <draw:frame draw:style-name="gr2" draw:text-style-name="P3" draw:layer="layout" svg:width="3.171cm" svg:height="1.421cm" svg:x="7.082cm" svg:y="3.055cm">
          <draw:text-box>
            <text:p text:style-name="P1"><text:span text:style-name="T2">Rayna’s</text:span></text:p>
            <text:p text:style-name="P1"><text:span text:style-name="T2">descendants</text:span></text:p>
          </draw:text-box>
        </draw:frame>
        <draw:line draw:style-name="gr3" draw:text-style-name="P5" draw:layer="layout" svg:x1="4.024cm" svg:y1="9.023cm" svg:x2="6.691cm" svg:y2="9.023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3" draw:text-style-name="P5" draw:layer="layout" svg:x1="4.024cm" svg:y1="3.779cm" svg:x2="6.691cm" svg:y2="3.779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4.024cm" svg:y1="5.579cm" svg:x2="6.691cm" svg:y2="5.579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3" draw:text-style-name="P5" draw:layer="layout" svg:x1="2.024cm" svg:y1="2.435cm" svg:x2="4.691cm" svg:y2="2.435cm">
          <text:p text:style-name="P4"><text:span text:style-name="T2">50%</text:span></text:p>
          <text:p text:style-name="P4"><text:span text:style-name="T2"/></text:p>
        </draw:line>
        <draw:frame draw:style-name="gr2" draw:text-style-name="P3" draw:layer="layout" svg:width="3.171cm" svg:height="1.421cm" svg:x="6.983cm" svg:y="4.356cm">
          <draw:text-box>
            <text:p text:style-name="P1"><text:span text:style-name="T2">Levi</text:span></text:p>
          </draw:text-box>
        </draw:frame>
        <draw:line draw:style-name="gr3" draw:text-style-name="P5" draw:layer="layout" svg:x1="4.024cm" svg:y1="6.772cm" svg:x2="6.691cm" svg:y2="6.772cm">
          <text:p text:style-name="P4"><text:span text:style-name="T2">if deceased</text:span></text:p>
          <text:p text:style-name="P4"><text:span text:style-name="T2"/></text:p>
        </draw:line>
        <draw:frame draw:style-name="gr2" draw:text-style-name="P3" draw:layer="layout" svg:width="3.171cm" svg:height="1.421cm" svg:x="7.083cm" svg:y="6.056cm">
          <draw:text-box>
            <text:p text:style-name="P1"><text:span text:style-name="T2">Levi’s</text:span></text:p>
            <text:p text:style-name="P1"><text:span text:style-name="T2">descendants</text:span></text:p>
          </draw:text-box>
        </draw:frame>
        <draw:frame draw:style-name="gr4" draw:text-style-name="P3" draw:layer="layout" svg:width="3.314cm" svg:height="1.388cm" svg:x="7.084cm" svg:y="8.29cm">
          <draw:text-box>
            <text:p text:style-name="P1"><text:span text:style-name="T2">Article Ten</text:span></text:p>
          </draw:text-box>
        </draw:frame>
        <draw:frame draw:style-name="gr2" draw:text-style-name="P3" draw:layer="layout" svg:width="3.171cm" svg:height="1.421cm" svg:x="3.882cm" svg:y="10.456cm">
          <draw:text-box>
            <text:p text:style-name="P1"><text:span text:style-name="T2">Levi</text:span></text:p>
          </draw:text-box>
        </draw:frame>
        <draw:frame draw:style-name="gr2" draw:text-style-name="P3" draw:layer="layout" svg:width="3.171cm" svg:height="1.421cm" svg:x="7.082cm" svg:y="11.756cm">
          <draw:text-box>
            <text:p text:style-name="P1"><text:span text:style-name="T2">Levi’s</text:span></text:p>
            <text:p text:style-name="P1"><text:span text:style-name="T2">descendants</text:span></text:p>
          </draw:text-box>
        </draw:frame>
        <draw:line draw:style-name="gr3" draw:text-style-name="P5" draw:layer="layout" svg:x1="4.024cm" svg:y1="17.724cm" svg:x2="6.691cm" svg:y2="17.724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3" draw:text-style-name="P5" draw:layer="layout" svg:x1="4.024cm" svg:y1="12.48cm" svg:x2="6.691cm" svg:y2="12.48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4.024cm" svg:y1="14.28cm" svg:x2="6.691cm" svg:y2="14.28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frame draw:style-name="gr2" draw:text-style-name="P3" draw:layer="layout" svg:width="3.171cm" svg:height="1.421cm" svg:x="6.983cm" svg:y="13.057cm">
          <draw:text-box>
            <text:p text:style-name="P1"><text:span text:style-name="T2">Rayna</text:span></text:p>
          </draw:text-box>
        </draw:frame>
        <draw:line draw:style-name="gr3" draw:text-style-name="P5" draw:layer="layout" svg:x1="4.024cm" svg:y1="15.473cm" svg:x2="6.691cm" svg:y2="15.473cm">
          <text:p text:style-name="P4"><text:span text:style-name="T2">if deceased</text:span></text:p>
          <text:p text:style-name="P4"><text:span text:style-name="T2"/></text:p>
        </draw:line>
        <draw:frame draw:style-name="gr2" draw:text-style-name="P3" draw:layer="layout" svg:width="3.171cm" svg:height="1.421cm" svg:x="7.083cm" svg:y="14.757cm">
          <draw:text-box>
            <text:p text:style-name="P1"><text:span text:style-name="T2">Rayna’s</text:span></text:p>
            <text:p text:style-name="P1"><text:span text:style-name="T2">descendants</text:span></text:p>
          </draw:text-box>
        </draw:frame>
        <draw:frame draw:style-name="gr4" draw:text-style-name="P3" draw:layer="layout" svg:width="3.314cm" svg:height="1.388cm" svg:x="7.084cm" svg:y="16.991cm">
          <draw:text-box>
            <text:p text:style-name="P1"><text:span text:style-name="T2">Article Ten</text:span></text:p>
          </draw:text-box>
        </draw:frame>
        <draw:line draw:style-name="gr3" draw:text-style-name="P5" draw:layer="layout" svg:x1="2.024cm" svg:y1="11.134cm" svg:x2="4.691cm" svg:y2="11.134cm">
          <text:p text:style-name="P4"><text:span text:style-name="T2">50%</text:span></text:p>
          <text:p text:style-name="P4"><text:span text:style-name="T2"/></text:p>
        </draw:line>
        <draw:line draw:style-name="gr3" draw:text-style-name="P5" draw:layer="layout" svg:x1="2.024cm" svg:y1="19.733cm" svg:x2="4.691cm" svg:y2="19.733cm">
          <text:p text:style-name="P4"><text:span text:style-name="T2">If both Rayna</text:span></text:p>
          <text:p text:style-name="P4"><text:span text:style-name="T2">and Levi </text:span><text:span text:style-name="T2">deceased</text:span></text:p>
          <text:p text:style-name="P4"><text:span text:style-name="T2"/></text:p>
        </draw:line>
        <draw:frame draw:style-name="gr4" draw:text-style-name="P3" draw:layer="layout" svg:width="3.314cm" svg:height="1.388cm" svg:x="5.384cm" svg:y="18.891cm">
          <draw:text-box>
            <text:p text:style-name="P1"><text:span text:style-name="T2">Article Ten</text:span></text:p>
          </draw:text-box>
        </draw:frame>
        <draw:frame draw:style-name="gr5" draw:text-style-name="P6" draw:layer="layout" svg:width="3.171cm" svg:height="1.421cm" svg:x="14.482cm" svg:y="1.756cm">
          <draw:text-box>
            <text:p text:style-name="P1"><text:span text:style-name="T3">Rayna</text:span></text:p>
          </draw:text-box>
        </draw:frame>
        <draw:frame draw:style-name="gr5" draw:text-style-name="P6" draw:layer="layout" svg:width="3.171cm" svg:height="1.421cm" svg:x="21.582cm" svg:y="1.756cm">
          <draw:text-box>
            <text:p text:style-name="P1"><text:span text:style-name="T3">Rayna’s</text:span></text:p>
            <text:p text:style-name="P1"><text:span text:style-name="T3">descendants</text:span></text:p>
          </draw:text-box>
        </draw:frame>
        <draw:line draw:style-name="gr6" draw:text-style-name="P7" draw:layer="layout" svg:x1="18.124cm" svg:y1="15.324cm" svg:x2="20.791cm" svg:y2="15.324cm">
          <text:p text:style-name="P4"><text:span text:style-name="T3">if none </text:span><text:span text:style-name="T3">surviving</text:span></text:p>
          <text:p text:style-name="P4"><text:span text:style-name="T3"/></text:p>
        </draw:line>
        <draw:line draw:style-name="gr6" draw:text-style-name="P7" draw:layer="layout" svg:x1="18.524cm" svg:y1="2.48cm" svg:x2="21.191cm" svg:y2="2.48cm">
          <text:p text:style-name="P4"><text:span text:style-name="T3">if deceased</text:span></text:p>
          <text:p text:style-name="P4"><text:span text:style-name="T3"/></text:p>
        </draw:line>
        <draw:line draw:style-name="gr6" draw:text-style-name="P7" draw:layer="layout" svg:x1="18.524cm" svg:y1="4.18cm" svg:x2="21.191cm" svg:y2="4.18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line draw:style-name="gr7" draw:text-style-name="P8" draw:layer="layout" svg:x1="12.424cm" svg:y1="2.436cm" svg:x2="15.091cm" svg:y2="2.436cm">
          <text:p text:style-name="P4"><text:span text:style-name="T3">50%</text:span></text:p>
          <text:p text:style-name="P4"><text:span text:style-name="T4"/></text:p>
        </draw:line>
        <draw:frame draw:style-name="gr5" draw:text-style-name="P6" draw:layer="layout" svg:width="3.171cm" svg:height="1.421cm" svg:x="21.483cm" svg:y="3.257cm">
          <draw:text-box>
            <text:p text:style-name="P1"><text:span text:style-name="T3">Levi</text:span></text:p>
          </draw:text-box>
        </draw:frame>
        <draw:line draw:style-name="gr6" draw:text-style-name="P7" draw:layer="layout" svg:x1="18.524cm" svg:y1="5.373cm" svg:x2="21.191cm" svg:y2="5.373cm">
          <text:p text:style-name="P4"><text:span text:style-name="T3">if deceased</text:span></text:p>
          <text:p text:style-name="P4"><text:span text:style-name="T3"/></text:p>
        </draw:line>
        <draw:frame draw:style-name="gr5" draw:text-style-name="P6" draw:layer="layout" svg:width="3.171cm" svg:height="1.421cm" svg:x="21.583cm" svg:y="4.557cm">
          <draw:text-box>
            <text:p text:style-name="P1"><text:span text:style-name="T3">Levi’s</text:span></text:p>
            <text:p text:style-name="P1"><text:span text:style-name="T3">descendants</text:span></text:p>
          </draw:text-box>
        </draw:frame>
        <draw:frame draw:style-name="gr8" draw:text-style-name="P6" draw:layer="layout" svg:width="3.314cm" svg:height="1.388cm" svg:x="21.584cm" svg:y="14.491cm">
          <draw:text-box>
            <text:p text:style-name="P1"><text:span text:style-name="T3">Article Ten</text:span></text:p>
          </draw:text-box>
        </draw:frame>
        <draw:frame draw:style-name="gr5" draw:text-style-name="P6" draw:layer="layout" svg:width="3.171cm" svg:height="1.421cm" svg:x="14.482cm" svg:y="5.757cm">
          <draw:text-box>
            <text:p text:style-name="P1"><text:span text:style-name="T3">Levi</text:span></text:p>
          </draw:text-box>
        </draw:frame>
        <draw:line draw:style-name="gr7" draw:text-style-name="P8" draw:layer="layout" svg:x1="12.624cm" svg:y1="6.537cm" svg:x2="15.291cm" svg:y2="6.537cm">
          <text:p text:style-name="P4"><text:span text:style-name="T3">50%</text:span></text:p>
          <text:p text:style-name="P4"><text:span text:style-name="T4"/></text:p>
        </draw:line>
        <draw:frame draw:style-name="gr5" draw:text-style-name="P6" draw:layer="layout" svg:width="3.171cm" svg:height="1.421cm" svg:x="21.582cm" svg:y="5.756cm">
          <draw:text-box>
            <text:p text:style-name="P1"><text:span text:style-name="T3">Levi’s</text:span></text:p>
            <text:p text:style-name="P1"><text:span text:style-name="T3">descendants</text:span></text:p>
          </draw:text-box>
        </draw:frame>
        <draw:line draw:style-name="gr6" draw:text-style-name="P7" draw:layer="layout" svg:x1="18.524cm" svg:y1="6.58cm" svg:x2="21.191cm" svg:y2="6.58cm">
          <text:p text:style-name="P4"><text:span text:style-name="T3">if deceased</text:span></text:p>
          <text:p text:style-name="P4"><text:span text:style-name="T3"/></text:p>
        </draw:line>
        <draw:line draw:style-name="gr6" draw:text-style-name="P7" draw:layer="layout" svg:x1="18.524cm" svg:y1="8.08cm" svg:x2="21.191cm" svg:y2="8.08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frame draw:style-name="gr5" draw:text-style-name="P6" draw:layer="layout" svg:width="3.171cm" svg:height="1.421cm" svg:x="21.483cm" svg:y="7.157cm">
          <draw:text-box>
            <text:p text:style-name="P1"><text:span text:style-name="T3">Rayna</text:span></text:p>
          </draw:text-box>
        </draw:frame>
        <draw:line draw:style-name="gr6" draw:text-style-name="P7" draw:layer="layout" svg:x1="18.524cm" svg:y1="9.273cm" svg:x2="21.191cm" svg:y2="9.273cm">
          <text:p text:style-name="P4"><text:span text:style-name="T3">if deceased</text:span></text:p>
          <text:p text:style-name="P4"><text:span text:style-name="T3"/></text:p>
        </draw:line>
        <draw:frame draw:style-name="gr5" draw:text-style-name="P6" draw:layer="layout" svg:width="3.171cm" svg:height="1.421cm" svg:x="21.583cm" svg:y="8.557cm">
          <draw:text-box>
            <text:p text:style-name="P1"><text:span text:style-name="T3">Rayna’s</text:span></text:p>
            <text:p text:style-name="P1"><text:span text:style-name="T3">descendants</text:span></text:p>
          </draw:text-box>
        </draw:frame>
        <draw:line draw:style-name="gr7" draw:text-style-name="P8" draw:layer="layout" svg:x1="12.824cm" svg:y1="11.936cm" svg:x2="15.491cm" svg:y2="11.936cm">
          <text:p text:style-name="P4"><text:span text:style-name="T3">If Rayna and </text:span><text:span text:style-name="T3">Levi</text:span></text:p>
          <text:p text:style-name="P4"><text:span text:style-name="T3">deceased </text:span><text:span text:style-name="T3">and no </text:span></text:p>
          <text:p text:style-name="P4"><text:span text:style-name="T3">living </text:span><text:span text:style-name="T3">descendants</text:span></text:p>
          <text:p text:style-name="P4"><text:span text:style-name="T4"/></text:p>
        </draw:line>
        <draw:frame draw:style-name="gr9" draw:text-style-name="P10" draw:layer="layout" svg:width="7.493cm" svg:height="3.569cm" svg:x="17.129cm" svg:y="10.763cm">
          <draw:text-box>
            <text:p text:style-name="P9"><text:span text:style-name="T3">Pro rata to:</text:span></text:p>
            <text:p text:style-name="P9"><text:span text:style-name="T3"><text:s text:c="4"/></text:span><text:span text:style-name="T3">Gideon</text:span></text:p>
            <text:p text:style-name="P9"><text:span text:style-name="T3"><text:s text:c="4"/></text:span><text:span text:style-name="T3">Kayla</text:span></text:p>
            <text:p text:style-name="P9"><text:span text:style-name="T3"><text:s text:c="4"/></text:span><text:span text:style-name="T3">Ryan</text:span></text:p>
            <text:p text:style-name="P9"><text:span text:style-name="T3"><text:s text:c="4"/></text:span><text:span text:style-name="T3">Justin</text:span></text:p>
            <text:p text:style-name="P9"><text:span text:style-name="T3"><text:s text:c="4"/></text:span><text:span text:style-name="T3">Surviving </text:span><text:span text:style-name="T3">husband of </text:span><text:span text:style-name="T3">Rayna</text:span></text:p>
            <text:p text:style-name="P9"><text:span text:style-name="T3"><text:s text:c="4"/></text:span><text:span text:style-name="T3">Surviving </text:span><text:span text:style-name="T3">wife of Levi</text:span></text:p>
          </draw:text-box>
        </draw:frame>
      </draw:page>
      <draw:page draw:name="page2" draw:style-name="dp1" draw:master-page-name="Default">
        <draw:frame draw:style-name="gr10" draw:text-style-name="P2" draw:layer="layout" svg:width="8.128cm" svg:height="0.853cm" svg:x="9.725cm" svg:y="0.917cm">
          <draw:text-box>
            <text:p text:style-name="P1"><text:span text:style-name="T1">Section </text:span><text:span text:style-name="T1">6.02 <text:s/></text:span><text:span text:style-name="T1">Hyannis </text:span><text:span text:style-name="T1">House</text:span></text:p>
          </draw:text-box>
        </draw:frame>
        <draw:frame draw:style-name="gr2" draw:text-style-name="P3" draw:layer="layout" svg:width="3.171cm" svg:height="1.421cm" svg:x="3.664cm" svg:y="3.356cm">
          <draw:text-box>
            <text:p text:style-name="P1"><text:span text:style-name="T2">Davida</text:span></text:p>
          </draw:text-box>
        </draw:frame>
        <draw:line draw:style-name="gr3" draw:text-style-name="P5" draw:layer="layout" svg:x1="3.806cm" svg:y1="5.38cm" svg:x2="6.473cm" svg:y2="5.38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1.806cm" svg:y1="4.036cm" svg:x2="4.473cm" svg:y2="4.036cm">
          <text:p text:style-name="P4"><text:span text:style-name="T2">100 %</text:span></text:p>
          <text:p text:style-name="P4"><text:span text:style-name="T2"/></text:p>
        </draw:line>
        <draw:frame draw:style-name="gr4" draw:text-style-name="P3" draw:layer="layout" svg:width="3.314cm" svg:height="1.388cm" svg:x="6.866cm" svg:y="5.992cm">
          <draw:text-box>
            <text:p text:style-name="P1"><text:span text:style-name="T2">Section Ten</text:span></text:p>
          </draw:text-box>
        </draw:frame>
        <draw:line draw:style-name="gr3" draw:text-style-name="P5" draw:layer="layout" svg:x1="3.806cm" svg:y1="6.873cm" svg:x2="6.473cm" svg:y2="6.873cm">
          <text:p text:style-name="P4"><text:span text:style-name="T2">if deceased</text:span></text:p>
          <text:p text:style-name="P4"><text:span text:style-name="T2"/></text:p>
        </draw:line>
        <draw:frame draw:style-name="gr4" draw:text-style-name="P3" draw:layer="layout" svg:width="3.314cm" svg:height="1.388cm" svg:x="6.866cm" svg:y="4.592cm">
          <draw:text-box>
            <text:p text:style-name="P1"><text:span text:style-name="T2">Heather</text:span></text:p>
          </draw:text-box>
        </draw:frame>
        <draw:frame draw:style-name="gr11" draw:text-style-name="P6" draw:layer="layout" svg:width="3.171cm" svg:height="1.421cm" svg:x="18.464cm" svg:y="3.356cm">
          <draw:text-box>
            <text:p text:style-name="P1"><text:span text:style-name="T3">Davida</text:span></text:p>
          </draw:text-box>
        </draw:frame>
        <draw:line draw:style-name="gr6" draw:text-style-name="P7" draw:layer="layout" svg:x1="16.606cm" svg:y1="4.036cm" svg:x2="19.273cm" svg:y2="4.036cm">
          <text:p text:style-name="P4"><text:span text:style-name="T3">100 %</text:span></text:p>
          <text:p text:style-name="P4"><text:span text:style-name="T3"/></text:p>
        </draw:line>
        <draw:frame draw:style-name="gr12" draw:text-style-name="P6" draw:layer="layout" svg:width="3.314cm" svg:height="1.388cm" svg:x="21.666cm" svg:y="8.992cm">
          <draw:text-box>
            <text:p text:style-name="P1"><text:span text:style-name="T3">Section Ten</text:span></text:p>
          </draw:text-box>
        </draw:frame>
        <draw:line draw:style-name="gr6" draw:text-style-name="P7" draw:layer="layout" svg:x1="18.606cm" svg:y1="9.773cm" svg:x2="21.273cm" svg:y2="9.773cm">
          <text:p text:style-name="P4"><text:span text:style-name="T3">if none </text:span><text:span text:style-name="T3">surviving</text:span></text:p>
          <text:p text:style-name="P4"><text:span text:style-name="T3"/></text:p>
        </draw:line>
        <draw:frame draw:style-name="gr13" draw:text-style-name="P10" draw:layer="layout" svg:width="5.274cm" svg:height="2.621cm" svg:x="21.666cm" svg:y="6.476cm">
          <draw:text-box>
            <text:p text:style-name="P9"><text:span text:style-name="T3">Pro rata to:</text:span></text:p>
            <text:p text:style-name="P9"><text:span text:style-name="T3"><text:s text:c="4"/></text:span><text:span text:style-name="T3">Heather</text:span></text:p>
            <text:p text:style-name="P9"><text:span text:style-name="T3"><text:s text:c="4"/></text:span><text:span text:style-name="T3">Shawnine</text:span></text:p>
            <text:p text:style-name="P9"><text:span text:style-name="T3"><text:s text:c="4"/></text:span><text:span text:style-name="T3">(or their </text:span><text:span text:style-name="T3">descendants)</text:span></text:p>
          </draw:text-box>
        </draw:frame>
        <draw:line draw:style-name="gr6" draw:text-style-name="P7" draw:layer="layout" svg:x1="18.524cm" svg:y1="5.574cm" svg:x2="21.191cm" svg:y2="5.574cm">
          <text:p text:style-name="P4"><text:span text:style-name="T3">if deceased</text:span></text:p>
          <text:p text:style-name="P4"><text:span text:style-name="T3"/></text:p>
        </draw:line>
        <draw:frame draw:style-name="gr14" draw:text-style-name="P6" draw:layer="layout" svg:width="3.171cm" svg:height="1.673cm" svg:x="21.583cm" svg:y="4.732cm">
          <draw:text-box>
            <text:p text:style-name="P1"><text:span text:style-name="T3">Davida’s</text:span></text:p>
            <text:p text:style-name="P1"><text:span text:style-name="T3">descendants: </text:span><text:span text:style-name="T3">Ruby and Lily</text:span></text:p>
          </draw:text-box>
        </draw:frame>
        <draw:line draw:style-name="gr6" draw:text-style-name="P7" draw:layer="layout" svg:x1="18.524cm" svg:y1="7.881cm" svg:x2="21.191cm" svg:y2="7.881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</draw:page>
      <draw:page draw:name="page3" draw:style-name="dp1" draw:master-page-name="Default">
        <draw:frame draw:style-name="gr15" draw:text-style-name="P2" draw:layer="layout" svg:width="14.009cm" svg:height="0.943cm" svg:x="6.017cm" svg:y="1.008cm">
          <draw:text-box>
            <text:p text:style-name="P1"><text:span text:style-name="T1">Section </text:span><text:span text:style-name="T1">10.02 </text:span><text:span text:style-name="T1">Distributio</text:span><text:span text:style-name="T1">n to </text:span><text:span text:style-name="T1">Davida</text:span></text:p>
          </draw:text-box>
        </draw:frame>
        <draw:frame draw:style-name="gr2" draw:text-style-name="P3" draw:layer="layout" svg:width="3.171cm" svg:height="1.421cm" svg:x="3.664cm" svg:y="3.357cm">
          <draw:text-box>
            <text:p text:style-name="P1"><text:span text:style-name="T2">Davida</text:span></text:p>
          </draw:text-box>
        </draw:frame>
        <draw:line draw:style-name="gr3" draw:text-style-name="P5" draw:layer="layout" svg:x1="3.806cm" svg:y1="5.381cm" svg:x2="6.473cm" svg:y2="5.381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1.806cm" svg:y1="4.037cm" svg:x2="4.473cm" svg:y2="4.037cm">
          <text:p text:style-name="P4"><text:span text:style-name="T2">60 %</text:span></text:p>
          <text:p text:style-name="P4"><text:span text:style-name="T2"/></text:p>
        </draw:line>
        <draw:frame draw:style-name="gr16" draw:text-style-name="P3" draw:layer="layout" svg:width="4.086cm" svg:height="1.045cm" svg:x="6.566cm" svg:y="4.793cm">
          <draw:text-box>
            <text:p text:style-name="P1"><text:span text:style-name="T2">40% to Ruby/</text:span><text:span text:style-name="T2">Lily</text:span></text:p>
          </draw:text-box>
        </draw:frame>
        <draw:frame draw:style-name="gr16" draw:text-style-name="P3" draw:layer="layout" svg:width="4.802cm" svg:height="1.045cm" svg:x="6.166cm" svg:y="5.894cm">
          <draw:text-box>
            <text:p text:style-name="P1"><text:span text:style-name="T2">12.5% to </text:span><text:span text:style-name="T2">Rayna</text:span></text:p>
          </draw:text-box>
        </draw:frame>
        <draw:frame draw:style-name="gr16" draw:text-style-name="P3" draw:layer="layout" svg:width="4.802cm" svg:height="1.045cm" svg:x="5.966cm" svg:y="6.894cm">
          <draw:text-box>
            <text:p text:style-name="P1"><text:span text:style-name="T2">12.5% to Levi</text:span></text:p>
          </draw:text-box>
        </draw:frame>
        <draw:frame draw:style-name="gr17" draw:text-style-name="P3" draw:layer="layout" svg:width="7.215cm" svg:height="1.199cm" svg:x="4.966cm" svg:y="8.317cm">
          <draw:text-box>
            <text:p text:style-name="P1"><text:span text:style-name="T2">2% to each </text:span><text:span text:style-name="T2">charity</text:span></text:p>
          </draw:text-box>
        </draw:frame>
        <draw:frame draw:style-name="gr17" draw:text-style-name="P3" draw:layer="layout" svg:width="4.802cm" svg:height="1.199cm" svg:x="5.866cm" svg:y="7.717cm">
          <draw:text-box>
            <text:p text:style-name="P1"><text:span text:style-name="T2">…</text:span></text:p>
            <text:p text:style-name="P1"><text:span text:style-name="T2"/></text:p>
          </draw:text-box>
        </draw:frame>
        <draw:frame draw:style-name="gr17" draw:text-style-name="P3" draw:layer="layout" svg:width="7.215cm" svg:height="1.199cm" svg:x="4.967cm" svg:y="9.918cm">
          <draw:text-box>
            <text:p text:style-name="P1"><text:span text:style-name="T2">Article </text:span><text:span text:style-name="T2">Eleven</text:span></text:p>
          </draw:text-box>
        </draw:frame>
        <draw:line draw:style-name="gr3" draw:text-style-name="P5" draw:layer="layout" svg:x1="3.806cm" svg:y1="10.574cm" svg:x2="6.473cm" svg:y2="10.574cm">
          <text:p text:style-name="P4"><text:span text:style-name="T2">if any </text:span><text:span text:style-name="T2">remaining</text:span></text:p>
          <text:p text:style-name="P4"><text:span text:style-name="T2">property</text:span></text:p>
          <text:p text:style-name="P4"><text:span text:style-name="T2"/></text:p>
        </draw:line>
        <draw:frame draw:style-name="gr11" draw:text-style-name="P6" draw:layer="layout" svg:width="3.171cm" svg:height="1.421cm" svg:x="17.664cm" svg:y="3.357cm">
          <draw:text-box>
            <text:p text:style-name="P1"><text:span text:style-name="T3">Davida</text:span></text:p>
          </draw:text-box>
        </draw:frame>
        <draw:line draw:style-name="gr6" draw:text-style-name="P7" draw:layer="layout" svg:x1="17.806cm" svg:y1="6.381cm" svg:x2="20.473cm" svg:y2="6.381cm">
          <text:p text:style-name="P4"><text:span text:style-name="T3">if deceased</text:span></text:p>
          <text:p text:style-name="P4"><text:span text:style-name="T3"/></text:p>
        </draw:line>
        <draw:line draw:style-name="gr6" draw:text-style-name="P7" draw:layer="layout" svg:x1="15.806cm" svg:y1="4.037cm" svg:x2="18.473cm" svg:y2="4.037cm">
          <text:p text:style-name="P4"><text:span text:style-name="T3">60 %</text:span></text:p>
          <text:p text:style-name="P4"><text:span text:style-name="T3"/></text:p>
        </draw:line>
        <draw:frame draw:style-name="gr18" draw:text-style-name="P10" draw:layer="layout" svg:width="5.483cm" svg:height="3.637cm" svg:x="20.536cm" svg:y="4.713cm">
          <draw:text-box>
            <text:p text:style-name="P9"><text:span text:style-name="T3">Pro Rata to:</text:span></text:p>
            <text:p text:style-name="P9"><text:span text:style-name="T3"><text:s text:c="4"/></text:span><text:span text:style-name="T3">Ruby</text:span></text:p>
            <text:p text:style-name="P9"><text:span text:style-name="T3"><text:s text:c="4"/></text:span><text:span text:style-name="T3">Lily</text:span></text:p>
            <text:p text:style-name="P9"><text:span text:style-name="T3"><text:s text:c="4"/></text:span><text:span text:style-name="T3">Heather</text:span></text:p>
            <text:p text:style-name="P9"><text:span text:style-name="T3"><text:s text:c="4"/></text:span><text:span text:style-name="T3">Shawnine</text:span></text:p>
            <text:p text:style-name="P9"><text:span text:style-name="T3"><text:s text:c="4"/></text:span><text:span text:style-name="T3">(or their </text:span><text:span text:style-name="T3">descendants)</text:span></text:p>
          </draw:text-box>
        </draw:frame>
        <draw:frame draw:style-name="gr19" draw:text-style-name="P6" draw:layer="layout" svg:width="7.215cm" svg:height="1.199cm" svg:x="18.967cm" svg:y="9.318cm">
          <draw:text-box>
            <text:p text:style-name="P1"><text:span text:style-name="T3">Article </text:span><text:span text:style-name="T3">Eleven</text:span></text:p>
          </draw:text-box>
        </draw:frame>
        <draw:line draw:style-name="gr6" draw:text-style-name="P7" draw:layer="layout" svg:x1="17.806cm" svg:y1="9.974cm" svg:x2="20.473cm" svg:y2="9.974cm">
          <text:p text:style-name="P4"><text:span text:style-name="T3">if all </text:span><text:span text:style-name="T3">deceased</text:span></text:p>
          <text:p text:style-name="P4"><text:span text:style-name="T3"/></text:p>
        </draw:line>
      </draw:page>
      <draw:page draw:name="page4" draw:style-name="dp1" draw:master-page-name="Default">
        <draw:frame draw:style-name="gr20" draw:text-style-name="P2" draw:layer="layout" svg:width="5.588cm" svg:height="1.199cm" svg:x="11.035cm" svg:y="0.934cm">
          <draw:text-box>
            <text:p text:style-name="P1"><text:span text:style-name="T1">Section </text:span><text:span text:style-name="T1">10.03 <text:s/></text:span><text:span text:style-name="T1">Rayna</text:span></text:p>
          </draw:text-box>
        </draw:frame>
        <draw:frame draw:style-name="gr2" draw:text-style-name="P3" draw:layer="layout" svg:width="3.171cm" svg:height="1.421cm" svg:x="3.882cm" svg:y="3.383cm">
          <draw:text-box>
            <text:p text:style-name="P1"><text:span text:style-name="T2">Rayna</text:span></text:p>
          </draw:text-box>
        </draw:frame>
        <draw:frame draw:style-name="gr21" draw:text-style-name="P3" draw:layer="layout" svg:width="3.171cm" svg:height="1.673cm" svg:x="7.082cm" svg:y="4.557cm">
          <draw:text-box>
            <text:p text:style-name="P1"><text:span text:style-name="T2">Per stirpes to </text:span><text:span text:style-name="T2">Rayna’s</text:span></text:p>
            <text:p text:style-name="P1"><text:span text:style-name="T2">descendants</text:span></text:p>
          </draw:text-box>
        </draw:frame>
        <draw:line draw:style-name="gr3" draw:text-style-name="P5" draw:layer="layout" svg:x1="4.024cm" svg:y1="10.651cm" svg:x2="6.691cm" svg:y2="10.651cm">
          <text:p text:style-name="P4"><text:span text:style-name="T2">if property </text:span><text:span text:style-name="T2">remains</text:span></text:p>
          <text:p text:style-name="P4"><text:span text:style-name="T2">but no other </text:span><text:span text:style-name="T2">named</text:span></text:p>
          <text:p text:style-name="P4"><text:span text:style-name="T2">beneficiaries</text:span></text:p>
          <text:p text:style-name="P4"><text:span text:style-name="T2"/></text:p>
        </draw:line>
        <draw:line draw:style-name="gr3" draw:text-style-name="P5" draw:layer="layout" svg:x1="4.024cm" svg:y1="5.407cm" svg:x2="6.691cm" svg:y2="5.407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4.024cm" svg:y1="7.907cm" svg:x2="6.691cm" svg:y2="7.907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3" draw:text-style-name="P5" draw:layer="layout" svg:x1="2.024cm" svg:y1="4.063cm" svg:x2="4.691cm" svg:y2="4.063cm">
          <text:p text:style-name="P4"><text:span text:style-name="T2">10 %</text:span></text:p>
          <text:p text:style-name="P4"><text:span text:style-name="T2"/></text:p>
        </draw:line>
        <draw:frame draw:style-name="gr21" draw:text-style-name="P3" draw:layer="layout" svg:width="3.171cm" svg:height="1.673cm" svg:x="7.083cm" svg:y="7.058cm">
          <draw:text-box>
            <text:p text:style-name="P1"><text:span text:style-name="T2">Pro rata to </text:span><text:span text:style-name="T2">Davida and </text:span><text:span text:style-name="T2">Levi</text:span></text:p>
          </draw:text-box>
        </draw:frame>
        <draw:frame draw:style-name="gr2" draw:text-style-name="P3" draw:layer="layout" svg:width="3.171cm" svg:height="1.421cm" svg:x="7.223cm" svg:y="9.888cm">
          <draw:text-box>
            <text:p text:style-name="P1"><text:span text:style-name="T2">Section </text:span><text:span text:style-name="T2">Eleven</text:span></text:p>
          </draw:text-box>
        </draw:frame>
        <draw:frame draw:style-name="gr5" draw:text-style-name="P6" draw:layer="layout" svg:width="3.171cm" svg:height="1.421cm" svg:x="18.782cm" svg:y="3.233cm">
          <draw:text-box>
            <text:p text:style-name="P1"><text:span text:style-name="T3">Rayna</text:span></text:p>
          </draw:text-box>
        </draw:frame>
        <draw:line draw:style-name="gr7" draw:text-style-name="P8" draw:layer="layout" svg:x1="16.924cm" svg:y1="4.013cm" svg:x2="19.591cm" svg:y2="4.013cm">
          <text:p text:style-name="P4"><text:span text:style-name="T3">10%</text:span></text:p>
          <text:p text:style-name="P4"><text:span text:style-name="T4"/></text:p>
        </draw:line>
        <draw:frame draw:style-name="gr5" draw:text-style-name="P6" draw:layer="layout" svg:width="3.171cm" svg:height="1.421cm" svg:x="21.982cm" svg:y="4.832cm">
          <draw:text-box>
            <text:p text:style-name="P1"><text:span text:style-name="T3">Rayna’s</text:span></text:p>
            <text:p text:style-name="P1"><text:span text:style-name="T3">descendants</text:span></text:p>
          </draw:text-box>
        </draw:frame>
        <draw:line draw:style-name="gr6" draw:text-style-name="P7" draw:layer="layout" svg:x1="18.924cm" svg:y1="5.456cm" svg:x2="21.591cm" svg:y2="5.456cm">
          <text:p text:style-name="P4"><text:span text:style-name="T3">if deceased</text:span></text:p>
          <text:p text:style-name="P4"><text:span text:style-name="T3"/></text:p>
        </draw:line>
        <draw:line draw:style-name="gr6" draw:text-style-name="P7" draw:layer="layout" svg:x1="18.924cm" svg:y1="7.556cm" svg:x2="21.591cm" svg:y2="7.556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frame draw:style-name="gr5" draw:text-style-name="P6" draw:layer="layout" svg:width="3.171cm" svg:height="1.421cm" svg:x="21.883cm" svg:y="6.733cm">
          <draw:text-box>
            <text:p text:style-name="P1"><text:span text:style-name="T3">Levi</text:span></text:p>
          </draw:text-box>
        </draw:frame>
        <draw:line draw:style-name="gr6" draw:text-style-name="P7" draw:layer="layout" svg:x1="18.924cm" svg:y1="8.949cm" svg:x2="21.591cm" svg:y2="8.949cm">
          <text:p text:style-name="P4"><text:span text:style-name="T3">if deceased</text:span></text:p>
          <text:p text:style-name="P4"><text:span text:style-name="T3"/></text:p>
        </draw:line>
        <draw:frame draw:style-name="gr5" draw:text-style-name="P6" draw:layer="layout" svg:width="3.171cm" svg:height="1.421cm" svg:x="21.983cm" svg:y="8.333cm">
          <draw:text-box>
            <text:p text:style-name="P1"><text:span text:style-name="T3">Levi’s</text:span></text:p>
            <text:p text:style-name="P1"><text:span text:style-name="T3">descendants</text:span></text:p>
          </draw:text-box>
        </draw:frame>
        <draw:line draw:style-name="gr6" draw:text-style-name="P7" draw:layer="layout" svg:x1="18.924cm" svg:y1="11.271cm" svg:x2="21.591cm" svg:y2="11.271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frame draw:style-name="gr8" draw:text-style-name="P6" draw:layer="layout" svg:width="3.314cm" svg:height="1.388cm" svg:x="21.984cm" svg:y="12.438cm">
          <draw:text-box>
            <text:p text:style-name="P1"><text:span text:style-name="T3">Section </text:span><text:span text:style-name="T3">Eleven</text:span></text:p>
          </draw:text-box>
        </draw:frame>
        <draw:frame draw:style-name="gr5" draw:text-style-name="P6" draw:layer="layout" svg:width="3.171cm" svg:height="1.673cm" svg:x="21.983cm" svg:y="10.407cm">
          <draw:text-box>
            <text:p text:style-name="P1"><text:span text:style-name="T3">Surviving </text:span><text:span text:style-name="T3">husband of </text:span><text:span text:style-name="T3">Rayna</text:span></text:p>
          </draw:text-box>
        </draw:frame>
        <draw:line draw:style-name="gr6" draw:text-style-name="P7" draw:layer="layout" svg:x1="18.924cm" svg:y1="13.142cm" svg:x2="21.591cm" svg:y2="13.142cm">
          <text:p text:style-name="P4"><text:span text:style-name="T3">if deceased</text:span></text:p>
          <text:p text:style-name="P4"><text:span text:style-name="T3"/></text:p>
        </draw:line>
      </draw:page>
      <draw:page draw:name="page5" draw:style-name="dp1" draw:master-page-name="Default">
        <draw:frame draw:style-name="gr20" draw:text-style-name="P2" draw:layer="layout" svg:width="5.588cm" svg:height="1.199cm" svg:x="11.035cm" svg:y="0.934cm">
          <draw:text-box>
            <text:p text:style-name="P1"><text:span text:style-name="T1">Section </text:span><text:span text:style-name="T1">10.04 <text:s/>Levi</text:span></text:p>
          </draw:text-box>
        </draw:frame>
        <draw:frame draw:style-name="gr2" draw:text-style-name="P3" draw:layer="layout" svg:width="3.171cm" svg:height="1.421cm" svg:x="3.882cm" svg:y="3.383cm">
          <draw:text-box>
            <text:p text:style-name="P1"><text:span text:style-name="T2">Levi</text:span></text:p>
          </draw:text-box>
        </draw:frame>
        <draw:frame draw:style-name="gr21" draw:text-style-name="P3" draw:layer="layout" svg:width="3.171cm" svg:height="1.673cm" svg:x="7.082cm" svg:y="4.557cm">
          <draw:text-box>
            <text:p text:style-name="P1"><text:span text:style-name="T2">Per stirpes to </text:span><text:span text:style-name="T2">Levi’s</text:span></text:p>
            <text:p text:style-name="P1"><text:span text:style-name="T2">descendants</text:span></text:p>
          </draw:text-box>
        </draw:frame>
        <draw:line draw:style-name="gr3" draw:text-style-name="P5" draw:layer="layout" svg:x1="4.024cm" svg:y1="10.651cm" svg:x2="6.691cm" svg:y2="10.651cm">
          <text:p text:style-name="P4"><text:span text:style-name="T2">if property </text:span><text:span text:style-name="T2">remains</text:span></text:p>
          <text:p text:style-name="P4"><text:span text:style-name="T2">but no other </text:span><text:span text:style-name="T2">named</text:span></text:p>
          <text:p text:style-name="P4"><text:span text:style-name="T2">beneficiaries</text:span></text:p>
          <text:p text:style-name="P4"><text:span text:style-name="T2"/></text:p>
        </draw:line>
        <draw:line draw:style-name="gr3" draw:text-style-name="P5" draw:layer="layout" svg:x1="4.024cm" svg:y1="5.407cm" svg:x2="6.691cm" svg:y2="5.407cm">
          <text:p text:style-name="P4"><text:span text:style-name="T2">if deceased</text:span></text:p>
          <text:p text:style-name="P4"><text:span text:style-name="T2"/></text:p>
        </draw:line>
        <draw:line draw:style-name="gr3" draw:text-style-name="P5" draw:layer="layout" svg:x1="4.024cm" svg:y1="7.907cm" svg:x2="6.691cm" svg:y2="7.907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3" draw:text-style-name="P5" draw:layer="layout" svg:x1="2.024cm" svg:y1="4.063cm" svg:x2="4.691cm" svg:y2="4.063cm">
          <text:p text:style-name="P4"><text:span text:style-name="T2">10 %</text:span></text:p>
          <text:p text:style-name="P4"><text:span text:style-name="T2"/></text:p>
        </draw:line>
        <draw:frame draw:style-name="gr21" draw:text-style-name="P3" draw:layer="layout" svg:width="3.171cm" svg:height="1.673cm" svg:x="7.083cm" svg:y="7.058cm">
          <draw:text-box>
            <text:p text:style-name="P1"><text:span text:style-name="T2">Pro rata to </text:span><text:span text:style-name="T2">Davida and </text:span><text:span text:style-name="T2">Rayna</text:span></text:p>
          </draw:text-box>
        </draw:frame>
        <draw:frame draw:style-name="gr2" draw:text-style-name="P3" draw:layer="layout" svg:width="3.171cm" svg:height="1.421cm" svg:x="7.223cm" svg:y="9.888cm">
          <draw:text-box>
            <text:p text:style-name="P1"><text:span text:style-name="T2">Section </text:span><text:span text:style-name="T2">Eleven</text:span></text:p>
          </draw:text-box>
        </draw:frame>
        <draw:frame draw:style-name="gr5" draw:text-style-name="P6" draw:layer="layout" svg:width="3.171cm" svg:height="1.421cm" svg:x="18.782cm" svg:y="3.234cm">
          <draw:text-box>
            <text:p text:style-name="P1"><text:span text:style-name="T3">Levi</text:span></text:p>
          </draw:text-box>
        </draw:frame>
        <draw:line draw:style-name="gr7" draw:text-style-name="P8" draw:layer="layout" svg:x1="16.924cm" svg:y1="4.014cm" svg:x2="19.591cm" svg:y2="4.014cm">
          <text:p text:style-name="P4"><text:span text:style-name="T3">10%</text:span></text:p>
          <text:p text:style-name="P4"><text:span text:style-name="T4"/></text:p>
        </draw:line>
        <draw:frame draw:style-name="gr5" draw:text-style-name="P6" draw:layer="layout" svg:width="3.171cm" svg:height="1.421cm" svg:x="21.982cm" svg:y="4.733cm">
          <draw:text-box>
            <text:p text:style-name="P1"><text:span text:style-name="T3">Levi’s</text:span></text:p>
            <text:p text:style-name="P1"><text:span text:style-name="T3">descendants</text:span></text:p>
          </draw:text-box>
        </draw:frame>
        <draw:line draw:style-name="gr6" draw:text-style-name="P7" draw:layer="layout" svg:x1="18.924cm" svg:y1="5.457cm" svg:x2="21.591cm" svg:y2="5.457cm">
          <text:p text:style-name="P4"><text:span text:style-name="T3">if deceased</text:span></text:p>
          <text:p text:style-name="P4"><text:span text:style-name="T3"/></text:p>
        </draw:line>
        <draw:line draw:style-name="gr6" draw:text-style-name="P7" draw:layer="layout" svg:x1="18.924cm" svg:y1="7.557cm" svg:x2="21.591cm" svg:y2="7.557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frame draw:style-name="gr5" draw:text-style-name="P6" draw:layer="layout" svg:width="3.171cm" svg:height="1.421cm" svg:x="21.883cm" svg:y="6.734cm">
          <draw:text-box>
            <text:p text:style-name="P1"><text:span text:style-name="T3">Rayna</text:span></text:p>
          </draw:text-box>
        </draw:frame>
        <draw:line draw:style-name="gr6" draw:text-style-name="P7" draw:layer="layout" svg:x1="18.924cm" svg:y1="8.95cm" svg:x2="21.591cm" svg:y2="8.95cm">
          <text:p text:style-name="P4"><text:span text:style-name="T3">if deceased</text:span></text:p>
          <text:p text:style-name="P4"><text:span text:style-name="T3"/></text:p>
        </draw:line>
        <draw:frame draw:style-name="gr5" draw:text-style-name="P6" draw:layer="layout" svg:width="3.171cm" svg:height="1.421cm" svg:x="21.983cm" svg:y="8.334cm">
          <draw:text-box>
            <text:p text:style-name="P1"><text:span text:style-name="T3">Rayna’s</text:span></text:p>
            <text:p text:style-name="P1"><text:span text:style-name="T3">descendants</text:span></text:p>
          </draw:text-box>
        </draw:frame>
        <draw:line draw:style-name="gr6" draw:text-style-name="P7" draw:layer="layout" svg:x1="18.924cm" svg:y1="12.872cm" svg:x2="21.591cm" svg:y2="12.872cm">
          <text:p text:style-name="P4"><text:span text:style-name="T3">if deceased</text:span></text:p>
          <text:p text:style-name="P4"><text:span text:style-name="T3"/></text:p>
        </draw:line>
        <draw:frame draw:style-name="gr8" draw:text-style-name="P6" draw:layer="layout" svg:width="3.314cm" svg:height="1.388cm" svg:x="21.984cm" svg:y="12.139cm">
          <draw:text-box>
            <text:p text:style-name="P1"><text:span text:style-name="T3">Section </text:span><text:span text:style-name="T3">Eleven</text:span></text:p>
          </draw:text-box>
        </draw:frame>
        <draw:line draw:style-name="gr6" draw:text-style-name="P7" draw:layer="layout" svg:x1="18.924cm" svg:y1="11.084cm" svg:x2="21.591cm" svg:y2="11.084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frame draw:style-name="gr5" draw:text-style-name="P6" draw:layer="layout" svg:width="3.171cm" svg:height="1.421cm" svg:x="21.983cm" svg:y="10.346cm">
          <draw:text-box>
            <text:p text:style-name="P1"><text:span text:style-name="T3">Surviving </text:span><text:span text:style-name="T3">wife of Levi</text:span></text:p>
          </draw:text-box>
        </draw:frame>
      </draw:page>
      <draw:page draw:name="page6" draw:style-name="dp1" draw:master-page-name="Default">
        <draw:frame draw:style-name="gr22" draw:text-style-name="P2" draw:layer="layout" svg:width="7.999cm" svg:height="0.955cm" svg:x="11.035cm" svg:y="1.034cm">
          <draw:text-box>
            <text:p text:style-name="P1"><text:span text:style-name="T1">Section </text:span><text:span text:style-name="T1">10.10 <text:s/></text:span><text:span text:style-name="T1">Heather</text:span></text:p>
          </draw:text-box>
        </draw:frame>
        <draw:frame draw:style-name="gr5" draw:text-style-name="P3" draw:layer="layout" svg:width="3.171cm" svg:height="1.421cm" svg:x="3.782cm" svg:y="3.383cm">
          <draw:text-box>
            <text:p text:style-name="P1"><text:span text:style-name="T2">Heather</text:span></text:p>
          </draw:text-box>
        </draw:frame>
        <draw:frame draw:style-name="gr14" draw:text-style-name="P3" draw:layer="layout" svg:width="3.171cm" svg:height="1.673cm" svg:x="6.982cm" svg:y="4.557cm">
          <draw:text-box>
            <text:p text:style-name="P1"><text:span text:style-name="T2">Per stirpes </text:span><text:span text:style-name="T2">to </text:span><text:span text:style-name="T2">Heather’s</text:span></text:p>
            <text:p text:style-name="P1"><text:span text:style-name="T2">descendan</text:span><text:span text:style-name="T2">ts</text:span></text:p>
          </draw:text-box>
        </draw:frame>
        <draw:line draw:style-name="gr23" draw:text-style-name="P5" draw:layer="layout" svg:x1="3.924cm" svg:y1="10.951cm" svg:x2="6.591cm" svg:y2="10.951cm">
          <text:p text:style-name="P4"><text:span text:style-name="T2">if all </text:span><text:span text:style-name="T2">deceased</text:span></text:p>
          <text:p text:style-name="P4"><text:span text:style-name="T2"/></text:p>
        </draw:line>
        <draw:line draw:style-name="gr23" draw:text-style-name="P5" draw:layer="layout" svg:x1="3.924cm" svg:y1="5.407cm" svg:x2="6.591cm" svg:y2="5.407cm">
          <text:p text:style-name="P4"><text:span text:style-name="T2">if deceased</text:span></text:p>
          <text:p text:style-name="P4"><text:span text:style-name="T2"/></text:p>
        </draw:line>
        <draw:line draw:style-name="gr23" draw:text-style-name="P5" draw:layer="layout" svg:x1="3.924cm" svg:y1="7.907cm" svg:x2="6.591cm" svg:y2="7.907cm">
          <text:p text:style-name="P4"><text:span text:style-name="T2">if no surviving</text:span></text:p>
          <text:p text:style-name="P4"><text:span text:style-name="T2">descendants</text:span></text:p>
          <text:p text:style-name="P4"><text:span text:style-name="T2"/></text:p>
        </draw:line>
        <draw:line draw:style-name="gr23" draw:text-style-name="P5" draw:layer="layout" svg:x1="1.924cm" svg:y1="4.063cm" svg:x2="4.591cm" svg:y2="4.063cm">
          <text:p text:style-name="P4"><text:span text:style-name="T2">1.5 %</text:span></text:p>
          <text:p text:style-name="P4"><text:span text:style-name="T2"/></text:p>
        </draw:line>
        <draw:frame draw:style-name="gr24" draw:text-style-name="P3" draw:layer="layout" svg:width="4.077cm" svg:height="2.621cm" svg:x="6.983cm" svg:y="6.584cm">
          <draw:text-box>
            <text:p text:style-name="P1"><text:span text:style-name="T2">Pro rata to </text:span><text:span text:style-name="T2">Jared, </text:span><text:span text:style-name="T2">Shawnine, </text:span><text:span text:style-name="T2">Kayla, Ryan, </text:span><text:span text:style-name="T2">Justin, Akemi, </text:span><text:span text:style-name="T2">Matt, Keiko </text:span></text:p>
          </draw:text-box>
        </draw:frame>
        <draw:frame draw:style-name="gr5" draw:text-style-name="P3" draw:layer="layout" svg:width="3.171cm" svg:height="1.421cm" svg:x="7.123cm" svg:y="10.188cm">
          <draw:text-box>
            <text:p text:style-name="P1"><text:span text:style-name="T2">Section </text:span><text:span text:style-name="T2">Eleven</text:span></text:p>
          </draw:text-box>
        </draw:frame>
        <draw:frame draw:style-name="gr25" draw:text-style-name="P12" draw:layer="layout" svg:width="12.564cm" svg:height="4.691cm" svg:x="8.236cm" svg:y="15.195cm">
          <draw:text-box>
            <text:p text:style-name="P9"><text:span text:style-name="T1">Section </text:span><text:span text:style-name="T1">10.11 </text:span><text:span text:style-name="T1">Jared</text:span><text:span text:style-name="T5"> <text:s text:c="7"/></text:span><text:span text:style-name="T5">(same idea </text:span><text:span text:style-name="T5">except </text:span><text:span text:style-name="T5">1.0%)</text:span></text:p>
            <text:p text:style-name="P11"><text:span text:style-name="T6">Section </text:span><text:span text:style-name="T6">10.12 </text:span><text:span text:style-name="T6">Shawnine</text:span><text:span text:style-name="T5"> </text:span><text:span text:style-name="T5">(same idea </text:span><text:span text:style-name="T5">except </text:span><text:span text:style-name="T5">1.5%)</text:span></text:p>
            <text:p text:style-name="P11"><text:span text:style-name="T6">Section </text:span><text:span text:style-name="T6">10.13 </text:span><text:span text:style-name="T6">Akemi</text:span><text:span text:style-name="T5"> <text:s text:c="6"/></text:span><text:span text:style-name="T5">(same idea </text:span><text:span text:style-name="T5">except </text:span><text:span text:style-name="T5">1.0%)</text:span></text:p>
            <text:p text:style-name="P11"><text:span text:style-name="T6">Section </text:span><text:span text:style-name="T6">10.14 </text:span><text:span text:style-name="T6">Matthew</text:span><text:span text:style-name="T5"> <text:s text:c="2"/></text:span><text:span text:style-name="T5">(same idea </text:span><text:span text:style-name="T5">except </text:span><text:span text:style-name="T5">1.0%)</text:span></text:p>
            <text:p text:style-name="P11"><text:span text:style-name="T6">Section </text:span><text:span text:style-name="T6">10.15 </text:span><text:span text:style-name="T6">Keiko</text:span><text:span text:style-name="T5"> <text:s text:c="6"/></text:span><text:span text:style-name="T5">(same idea </text:span><text:span text:style-name="T5">except </text:span><text:span text:style-name="T5">1.0%)</text:span></text:p>
            <text:p text:style-name="P11"><text:span text:style-name="T6">Section </text:span><text:span text:style-name="T6">10.16 </text:span><text:span text:style-name="T6">Kayla</text:span><text:span text:style-name="T5"> <text:s text:c="6"/></text:span><text:span text:style-name="T5">(same idea </text:span><text:span text:style-name="T5">except </text:span><text:span text:style-name="T5">1.5%)</text:span></text:p>
            <text:p text:style-name="P11"><text:span text:style-name="T6">Section </text:span><text:span text:style-name="T6">10.17 </text:span><text:span text:style-name="T6">Ryan</text:span><text:span text:style-name="T5"> <text:s text:c="7"/></text:span><text:span text:style-name="T5">(same idea </text:span><text:span text:style-name="T5">except </text:span><text:span text:style-name="T5">0.75%)</text:span></text:p>
            <text:p text:style-name="P9"><text:span text:style-name="T6">Section </text:span><text:span text:style-name="T6">10.18 </text:span><text:span text:style-name="T6">Justin</text:span><text:span text:style-name="T5"> <text:s text:c="5"/></text:span><text:span text:style-name="T5">(same idea </text:span><text:span text:style-name="T5">except </text:span><text:span text:style-name="T5">0.75%)</text:span></text:p>
          </draw:text-box>
        </draw:frame>
        <draw:frame draw:style-name="gr11" draw:text-style-name="P6" draw:layer="layout" svg:width="3.171cm" svg:height="1.421cm" svg:x="17.382cm" svg:y="3.383cm">
          <draw:text-box>
            <text:p text:style-name="P1"><text:span text:style-name="T3">Heather</text:span></text:p>
          </draw:text-box>
        </draw:frame>
        <draw:frame draw:style-name="gr26" draw:text-style-name="P6" draw:layer="layout" svg:width="3.171cm" svg:height="1.673cm" svg:x="20.582cm" svg:y="4.557cm">
          <draw:text-box>
            <text:p text:style-name="P1"><text:span text:style-name="T3">Heather’s</text:span></text:p>
            <text:p text:style-name="P1"><text:span text:style-name="T3">descendan</text:span><text:span text:style-name="T3">ts</text:span></text:p>
          </draw:text-box>
        </draw:frame>
        <draw:line draw:style-name="gr6" draw:text-style-name="P7" draw:layer="layout" svg:x1="17.524cm" svg:y1="12.951cm" svg:x2="20.191cm" svg:y2="12.951cm">
          <text:p text:style-name="P4"><text:span text:style-name="T3">if all </text:span><text:span text:style-name="T3">deceased</text:span></text:p>
          <text:p text:style-name="P4"><text:span text:style-name="T3"/></text:p>
        </draw:line>
        <draw:line draw:style-name="gr6" draw:text-style-name="P7" draw:layer="layout" svg:x1="17.524cm" svg:y1="5.407cm" svg:x2="20.191cm" svg:y2="5.407cm">
          <text:p text:style-name="P4"><text:span text:style-name="T3">if </text:span><text:span text:style-name="T3">deceased</text:span></text:p>
          <text:p text:style-name="P4"><text:span text:style-name="T3"/></text:p>
        </draw:line>
        <draw:line draw:style-name="gr6" draw:text-style-name="P7" draw:layer="layout" svg:x1="17.524cm" svg:y1="9.307cm" svg:x2="20.191cm" svg:y2="9.307cm">
          <text:p text:style-name="P4"><text:span text:style-name="T3">if no surviving</text:span></text:p>
          <text:p text:style-name="P4"><text:span text:style-name="T3">descendants</text:span></text:p>
          <text:p text:style-name="P4"><text:span text:style-name="T3"/></text:p>
        </draw:line>
        <draw:line draw:style-name="gr6" draw:text-style-name="P7" draw:layer="layout" svg:x1="15.524cm" svg:y1="4.063cm" svg:x2="18.191cm" svg:y2="4.063cm">
          <text:p text:style-name="P4"><text:span text:style-name="T3">1.5 %</text:span></text:p>
          <text:p text:style-name="P4"><text:span text:style-name="T3"/></text:p>
        </draw:line>
        <draw:frame draw:style-name="gr27" draw:text-style-name="P10" draw:layer="layout" svg:width="5.817cm" svg:height="5.465cm" svg:x="20.583cm" svg:y="6.662cm">
          <draw:text-box>
            <text:p text:style-name="P9"><text:span text:style-name="T3">Pro rata to:</text:span></text:p>
            <text:p text:style-name="P9"><text:span text:style-name="T3"><text:s text:c="4"/></text:span><text:span text:style-name="T3">Jared</text:span></text:p>
            <text:p text:style-name="P9"><text:span text:style-name="T3"><text:s text:c="4"/></text:span><text:span text:style-name="T3">Shawnine</text:span></text:p>
            <text:p text:style-name="P9"><text:span text:style-name="T3"><text:s text:c="4"/></text:span><text:span text:style-name="T3">Kayla</text:span></text:p>
            <text:p text:style-name="P9"><text:span text:style-name="T3"><text:s text:c="4"/></text:span><text:span text:style-name="T3">Ryan</text:span></text:p>
            <text:p text:style-name="P9"><text:span text:style-name="T3"><text:s text:c="4"/></text:span><text:span text:style-name="T3">Justin</text:span></text:p>
            <text:p text:style-name="P9"><text:span text:style-name="T3"><text:s text:c="4"/></text:span><text:span text:style-name="T3">Akemi</text:span></text:p>
            <text:p text:style-name="P9"><text:span text:style-name="T3"><text:s text:c="4"/></text:span><text:span text:style-name="T3">Matt</text:span></text:p>
            <text:p text:style-name="P9"><text:span text:style-name="T3"><text:s text:c="4"/></text:span><text:span text:style-name="T3">Keiko</text:span></text:p>
            <text:p text:style-name="P9"><text:span text:style-name="T3"><text:s text:c="4"/></text:span><text:span text:style-name="T3">(or their </text:span><text:span text:style-name="T3">descendants)</text:span></text:p>
          </draw:text-box>
        </draw:frame>
        <draw:frame draw:style-name="gr11" draw:text-style-name="P6" draw:layer="layout" svg:width="3.171cm" svg:height="1.421cm" svg:x="20.723cm" svg:y="12.188cm">
          <draw:text-box>
            <text:p text:style-name="P1"><text:span text:style-name="T3">Section </text:span><text:span text:style-name="T3">Elev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31:10.678207453</meta:creation-date>
    <dc:date>2019-05-21T09:23:45.442506761</dc:date>
    <meta:editing-duration>PT8H10M30S</meta:editing-duration>
    <meta:editing-cycles>55</meta:editing-cycles>
    <meta:generator>LibreOffice/6.0.7.3$Linux_X86_64 LibreOffice_project/00m0$Build-3</meta:generator>
    <meta:document-statistic meta:object-count="135"/>
  </office:meta>
</office:document-meta>
</file>